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637c" officeooo:paragraph-rsid="000c637c"/>
    </style:style>
    <style:style style:name="P2" style:family="paragraph" style:parent-style-name="Standard">
      <style:paragraph-properties fo:text-align="center" style:justify-single-word="false"/>
      <style:text-properties officeooo:rsid="000c637c" officeooo:paragraph-rsid="000c637c"/>
    </style:style>
    <style:style style:name="P3" style:family="paragraph" style:parent-style-name="Standard">
      <style:paragraph-properties fo:text-align="start" style:justify-single-word="false"/>
      <style:text-properties officeooo:rsid="000c637c" officeooo:paragraph-rsid="000c637c"/>
    </style:style>
    <style:style style:name="P4" style:family="paragraph" style:parent-style-name="Standard">
      <style:paragraph-properties fo:text-align="start" style:justify-single-word="false"/>
      <style:text-properties officeooo:paragraph-rsid="000c637c"/>
    </style:style>
    <style:style style:name="P5" style:family="paragraph" style:parent-style-name="Standard">
      <style:paragraph-properties fo:text-align="start" style:justify-single-word="false"/>
      <style:text-properties officeooo:paragraph-rsid="000e942c"/>
    </style:style>
    <style:style style:name="P6" style:family="paragraph" style:parent-style-name="Standard">
      <style:paragraph-properties fo:text-align="start" style:justify-single-word="false"/>
      <style:text-properties officeooo:rsid="000e942c" officeooo:paragraph-rsid="000e942c"/>
    </style:style>
    <style:style style:name="P7" style:family="paragraph" style:parent-style-name="Standard">
      <style:paragraph-properties fo:text-align="start" style:justify-single-word="false" style:writing-mode="lr-tb"/>
      <style:text-properties officeooo:paragraph-rsid="000e942c"/>
    </style:style>
    <style:style style:name="P8" style:family="paragraph" style:parent-style-name="Standard">
      <style:paragraph-properties fo:text-align="start" style:justify-single-word="false"/>
      <style:text-properties officeooo:rsid="000c637c" officeooo:paragraph-rsid="000e942c"/>
    </style:style>
    <style:style style:name="P9" style:family="paragraph" style:parent-style-name="Standard">
      <style:paragraph-properties fo:text-align="start" style:justify-single-word="false"/>
      <style:text-properties officeooo:rsid="000c637c" officeooo:paragraph-rsid="000c637c"/>
    </style:style>
    <style:style style:name="P10" style:family="paragraph" style:parent-style-name="Standard">
      <style:paragraph-properties fo:text-align="start" style:justify-single-word="false"/>
      <style:text-properties officeooo:rsid="0012a62a" officeooo:paragraph-rsid="0012a62a"/>
    </style:style>
    <style:style style:name="P11" style:family="paragraph" style:parent-style-name="Standard">
      <style:paragraph-properties fo:text-align="start" style:justify-single-word="false"/>
      <style:text-properties officeooo:rsid="0012a62a" officeooo:paragraph-rsid="0015f899"/>
    </style:style>
    <style:style style:name="P12" style:family="paragraph" style:parent-style-name="Standard">
      <style:paragraph-properties fo:text-align="start" style:justify-single-word="false"/>
      <style:text-properties officeooo:paragraph-rsid="000c637c"/>
    </style:style>
    <style:style style:name="P13" style:family="paragraph" style:parent-style-name="Standard">
      <style:paragraph-properties fo:text-align="start" style:justify-single-word="false"/>
      <style:text-properties officeooo:rsid="00169f42" officeooo:paragraph-rsid="00169f42"/>
    </style:style>
    <style:style style:name="P14" style:family="paragraph" style:parent-style-name="Standard">
      <style:paragraph-properties fo:text-align="start" style:justify-single-word="false"/>
      <style:text-properties officeooo:rsid="0017cd35" officeooo:paragraph-rsid="00185a78"/>
    </style:style>
    <style:style style:name="P15" style:family="paragraph" style:parent-style-name="Standard">
      <style:paragraph-properties fo:text-align="start" style:justify-single-word="false"/>
      <style:text-properties officeooo:rsid="001e37fd" officeooo:paragraph-rsid="001e37fd"/>
    </style:style>
    <style:style style:name="P16" style:family="paragraph" style:parent-style-name="Standard">
      <style:paragraph-properties fo:text-align="start" style:justify-single-word="false"/>
      <style:text-properties officeooo:rsid="001e68a6" officeooo:paragraph-rsid="001e68a6"/>
    </style:style>
    <style:style style:name="T1" style:family="text">
      <style:text-properties officeooo:rsid="000c637c"/>
    </style:style>
    <style:style style:name="T2" style:family="text">
      <style:text-properties fo:font-weight="bold" officeooo:rsid="000c637c" style:font-weight-asian="bold" style:font-weight-complex="bold"/>
    </style:style>
    <style:style style:name="T3" style:family="text">
      <style:text-properties fo:font-weight="bold" officeooo:rsid="0017cd3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942c" style:font-weight-asian="normal" style:font-weight-complex="normal"/>
    </style:style>
    <style:style style:name="T6" style:family="text">
      <style:text-properties officeooo:rsid="00100c88"/>
    </style:style>
    <style:style style:name="T7" style:family="text">
      <style:text-properties officeooo:rsid="00119b6c"/>
    </style:style>
    <style:style style:name="T8" style:family="text">
      <style:text-properties officeooo:rsid="0015f899"/>
    </style:style>
    <style:style style:name="T9" style:family="text">
      <style:text-properties officeooo:rsid="00169f42"/>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85a78" style:font-style-asian="normal" style:font-weight-asian="normal" style:font-style-complex="normal" style:font-weight-complex="normal"/>
    </style:style>
    <style:style style:name="T13" style:family="text">
      <style:text-properties fo:font-style="normal" fo:font-weight="normal" officeooo:rsid="001e68a6" style:font-style-asian="normal" style:font-weight-asian="normal" style:font-style-complex="normal" style:font-weight-complex="normal"/>
    </style:style>
    <style:style style:name="T14" style:family="text">
      <style:text-properties officeooo:rsid="00185a78"/>
    </style:style>
    <style:style style:name="T15" style:family="text">
      <style:text-properties officeooo:rsid="001cbd49"/>
    </style:style>
    <style:style style:name="T16" style:family="text">
      <style:text-properties officeooo:rsid="001f6f67"/>
    </style:style>
    <style:style style:name="T17" style:family="text">
      <style:text-properties officeooo:rsid="0020ed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Rezzonico</text:p>
      <text:p text:style-name="P1">CS 455</text:p>
      <text:p text:style-name="P1">22 February 2019</text:p>
      <text:p text:style-name="P1"/>
      <text:p text:style-name="P2">Homework 1: Writing Component</text:p>
      <text:p text:style-name="P2"/>
      <text:p text:style-name="P4"><text:span text:style-name="T1">1) <text:s/></text:span>What was the biggest challenge that you encountered in this assignment? Note: The challenges should relate to design decisions and algorithmic choices and not so much to do with unfamiliarity with programming elements such as sockets, etc. <text:span text:style-name="T1">[300-350]</text:span></text:p>
      <text:p text:style-name="P4"/>
      <text:p text:style-name="P8">The biggest issue that I faced when I was developing my implementation of the overlay was trying to figure out how I could manipulate the Register Request event to work for both when the Messaging node tries to connect to the Registry and when the Messaging node tries to connect to another peer Messaging node. <text:s/></text:p>
      <text:p text:style-name="P5"/>
      <text:p text:style-name="P7"><text:span text:style-name="T1">When I connect the Messaging node to the Registry, once the server thread accepts the connection, it takes the socket and creates a TCPRegularSocket which is used to help manage the data input and output streams in a class managed socket. <text:s/>This regular socket is added to the Registry’s HashMap using the regular sockets Ip:portnumber as the key tied to the actual regular socket. <text:s/>From the receiving thread, it places the event into an event queue thread that is responsible for calling the resolve method on the event. From here the event would add the IP and port number from the register request and would check in another table called ServerToRegular Hashmap to see if the ip:port key was present in the table. If it wasn’t in the table then the event would add to the </text:span><text:span text:style-name="T2">Registery’s </text:span><text:span text:style-name="T5">ServerToRegular Map the IP:port of the request to the regular sockets IP:port.</text:span></text:p>
      <text:p text:style-name="P3"/>
      <text:p text:style-name="P6">The issue that I had is that I wanted to use the same <text:span text:style-name="T7">register request</text:span> to register the peer node<text:span text:style-name="T7">s</text:span> in the overlay. <text:s/>In the Register Request I added a<text:span text:style-name="T6">n integer</text:span> field <text:span text:style-name="T6">that specified the origin the request whether the Messaging node was trying to connect to the Registry or to another peer Messaging node. <text:s/>I was unable to get the nodes send messages to exchange messages with each other and this ultimately was my biggest issue. <text:s/>I had setup everything that would have made sense but did not get to test it in time that allowed me to fix this critical bug.</text:span></text:p>
      <text:p text:style-name="P3"/>
      <text:p text:style-name="P4"><text:span text:style-name="T1">2) <text:s/></text:span>If you had an opportunity to redesign your implementation, how would you go about doing this and why? <text:span text:style-name="T1">[300-350]</text:span></text:p>
      <text:p text:style-name="P3"/>
      <text:p text:style-name="P10">If I had the opportunity to redesign this implementation, their would be some changes that would of made it easier to work with. <text:s/>One of the big things that I realized in the final hours of the project was that I had made too many private static fields within my messaging node and the registry, and I had also included to many public access<text:span text:style-name="T8">o</text:span>rs that <text:span text:style-name="T8">any of the threads could concurrently access. <text:s/>I had a few methods in the Messaging node that would directly return the data structure and return it to the thread. <text:s/>Instead I should of developed some static helper class that would help the thread interact with the connections. <text:s/>This class could of done thread safe operations that would add the connections and expose data about the connections without directly giving access to the reference to the threads.</text:span></text:p>
      <text:p text:style-name="P3"/>
      <text:p text:style-name="P11">Something else that I would of done that could of easily helped would have been to create an entire new event to register the peer nodes to one another. <text:s/>As mentioned above, I ended <text:span text:style-name="T9">up struggling getting the Register request to even work and a lot of it is due to the fact that I though I could reuse the Register request event for the peer connections. <text:s/>I saw that the request and the protocol were similar </text:span><text:soft-page-break/><text:span text:style-name="T9">enough that it made sense to incorporate the functionality into the same thing. <text:s/>I ended up spending more time trying to make it work rather just implementing a new event. </text:span></text:p>
      <text:p text:style-name="P11"><text:s/></text:p>
      <text:p text:style-name="P13">I think another thing that I would of done with the implementation would have been to implement the routing cache <text:span text:style-name="T15">in a way that all of the messaging nodes would have an instance of the class that would allow them to take the source node, sink node, and the node it is currently at and would direct the message to the next peer node in the path.</text:span> <text:span text:style-name="T3"><text:s/></text:span></text:p>
      <text:p text:style-name="P3"/>
      <text:p text:style-name="P4"><text:span text:style-name="T1">3) <text:s/></text:span>Consider the case where the link weights of the overlay are constantly changing and you are routing UDP packets. How would you make sure that your routing reflects the current state of the links i.e. by taking alternate routes to destinations. Your response does not need to account for restrictions that were specified for the programming component. <text:span text:style-name="T1">[300-350]</text:span></text:p>
      <text:p text:style-name="P3"/>
      <text:p text:style-name="P15"><text:span text:style-name="T12">In order to account for the dynamically changing link weights, the nodes would need to have access to a Routing Cache that could dynamically handle the changes of the peer nodes link weight’s in a synchronized method. <text:s/>The cache could take as input the node from which the message originated, who the sink node is, and what node currently possesses the message. </text:span><text:span text:style-name="T11">To account for the change in the link weights, the Registry would need to have its own thread dedicated to maintaining the routing scheme for the nodes. <text:s/>Any time that the routing cache needs to update It would need to send a message to the nodes connected to the registry that reflects the new weights of the system at that time. <text:s/></text:span><text:span text:style-name="T13">This implementation would work but could run into synchronization problems. <text:s text:c="2"/></text:span><text:span text:style-name="T12"><text:s/></text:span></text:p>
      <text:p text:style-name="P16"/>
      <text:p text:style-name="P4"><text:span text:style-name="T1">4) <text:s/></text:span>Did you really need a routing plan per-message? Please explain. Contrast the efficiency of using a routing plan per-message if the weights are changing constantly, and the routes continually updated? <text:span text:style-name="T1">[300-400]</text:span></text:p>
      <text:p text:style-name="P3"/>
      <text:p text:style-name="P14">I did not include a routing plan in each of the messages <text:span text:style-name="T14">so that the node knew who to relay the message to</text:span>.<text:span text:style-name="T4"> If the links were dynamically changing in the route, having the routing plan predefined in the message would do no good. <text:s/>If a messaging node </text:span><text:span text:style-name="T10">A</text:span><text:span text:style-name="T4"> were to send message </text:span><text:span text:style-name="T10">m </text:span><text:span text:style-name="T4">to node </text:span><text:span text:style-name="T10">B</text:span><text:span text:style-name="T11">, maybe during in transit the weights changed and </text:span><text:span text:style-name="T10">m </text:span><text:span text:style-name="T11">is no longer going to be forwarded to node </text:span><text:span text:style-name="T10">C </text:span><text:span text:style-name="T11"><text:s/>but rather now the shortest path is through node </text:span><text:span text:style-name="T10">D</text:span><text:span text:style-name="T11">. <text:s/>Once node </text:span><text:span text:style-name="T10">B </text:span><text:span text:style-name="T11"><text:s/>intercepts the message, it will have no knowledge of what the shortest path is since the the weights are dynamically changing </text:span><text:span text:style-name="T12">the node would need to wait and calculate to determine where the next hop would have to be rending it extremely inefficient.</text:span><text:span text:style-name="T4"> </text:span></text:p>
      <text:p text:style-name="P3"/>
      <text:p text:style-name="P4"><text:span text:style-name="T1">5) <text:s/></text:span>Let’s say you built a Minimum Spanning Tree (MST) connecting the nodes within the overlay. The link weights were based on a metric that accounted for the throughput of the links and the typical loss rates for UDP packets. Contrast the efficiency of the dissemination scheme where you are constrained to using the MST versus the scheme that entails using Dijkstra’s shortest path. <text:span text:style-name="T1">[300-400]</text:span></text:p>
      <text:p text:style-name="P4"/>
      <text:p text:style-name="P16">The issue with using a minimum spanning tree vs. Dijkstra's algorithm is that with the MST implementation of the nodes in the overlay will design a path that connects all of the nodes and obtains the smallest overall weight for the tree. <text:s/>With Dijkstra’s algorithm, we are guaranteed the shortest path from any node to another node in terms of hops. <text:s/>This is not reflected with the minimum spanning tree. <text:s/>Using an example </text:p>
      <text:p text:style-name="P16"/>
      <text:p text:style-name="P16">If an implementation of the overlay is done with the minimum spanning tree, we would <text:span text:style-name="T16">a higher percentage of losing</text:span> UDP packets <text:span text:style-name="T16">over time as opposed to a Dijkstra’s implementation of the overlay. <text:s/>With this, we would see less of a of a packet loss because the algorithm guarantees that once the message takes route that it will take the shortest amounts of hops in the networ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2:32:07.312681821</meta:creation-date>
    <dc:date>2019-02-22T13:53:40.738915752</dc:date>
    <meta:editing-duration>PT15H22M23S</meta:editing-duration>
    <meta:editing-cycles>8</meta:editing-cycles>
    <meta:generator>LibreOffice/6.0.6.2$Linux_X86_64 LibreOffice_project/00m0$Build-2</meta:generator>
    <meta:document-statistic meta:table-count="0" meta:image-count="0" meta:object-count="0" meta:page-count="2" meta:paragraph-count="20" meta:word-count="1253" meta:character-count="7144" meta:non-whitespace-character-count="5869"/>
  </office:meta>
</office:document-meta>
</file>